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0.51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0.635cm" svg:x="9.509cm" svg:y="1.635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635cm" svg:x="11.16cm" svg:y="2.905cm">
          <text:p text:style-name="P1">7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635cm" svg:x="7.731cm" svg:y="2.905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635cm" svg:x="9.89cm" svg:y="4.429cm">
          <text:p text:style-name="P1">6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635cm" svg:x="8.62cm" svg:y="4.429cm">
          <text:p text:style-name="P1">3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635cm" svg:x="6.461cm" svg:y="4.429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635cm" svg:x="12.811cm" svg:y="4.429cm">
          <text:p text:style-name="P1">10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635cm" svg:x="5.064cm" svg:y="5.953cm">
          <text:p text:style-name="P1">11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763cm" svg:y1="2.27cm" svg:x2="8.366cm" svg:y2="2.905cm">
          <text:p/>
        </draw:line>
        <draw:line draw:style-name="gr2" draw:text-style-name="P2" draw:layer="layout" svg:x1="10.144cm" svg:y1="2.27cm" svg:x2="11.795cm" svg:y2="2.905cm">
          <text:p/>
        </draw:line>
        <draw:line draw:style-name="gr2" draw:text-style-name="P2" draw:layer="layout" svg:x1="11.541cm" svg:y1="3.667cm" svg:x2="10.525cm" svg:y2="4.429cm">
          <text:p/>
        </draw:line>
        <draw:line draw:style-name="gr2" draw:text-style-name="P2" draw:layer="layout" svg:x1="11.795cm" svg:y1="3.667cm" svg:x2="13.319cm" svg:y2="4.429cm">
          <text:p/>
        </draw:line>
        <draw:line draw:style-name="gr2" draw:text-style-name="P2" draw:layer="layout" svg:x1="8.112cm" svg:y1="3.54cm" svg:x2="6.969cm" svg:y2="4.429cm">
          <text:p/>
        </draw:line>
        <draw:line draw:style-name="gr2" draw:text-style-name="P2" draw:layer="layout" svg:x1="8.366cm" svg:y1="3.54cm" svg:x2="9.128cm" svg:y2="4.429cm">
          <text:p/>
        </draw:line>
        <draw:line draw:style-name="gr2" draw:text-style-name="P2" draw:layer="layout" svg:x1="6.842cm" svg:y1="5.064cm" svg:x2="5.445cm" svg:y2="5.953cm">
          <text:p/>
        </draw:line>
        <draw:custom-shape draw:style-name="gr1" draw:text-style-name="P1" draw:layer="layout" svg:width="1.016cm" svg:height="0.635cm" svg:x="14.208cm" svg:y="5.953cm">
          <text:p text:style-name="P1">145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446cm" svg:y1="5.064cm" svg:x2="14.716cm" svg:y2="5.953cm">
          <text:p/>
        </draw:line>
        <draw:custom-shape draw:style-name="gr1" draw:text-style-name="P1" draw:layer="layout" svg:width="1.016cm" svg:height="0.635cm" svg:x="9.636cm" svg:y="9.76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635cm" svg:x="18.78cm" svg:y="19.923cm">
          <text:p text:style-name="P1">20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635cm" svg:x="17.764cm" svg:y="18.653cm">
          <text:p text:style-name="P1">6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635cm" svg:x="12.049cm" svg:y="12.176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635cm" svg:x="16.621cm" svg:y="17.256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635cm" svg:x="15.478cm" svg:y="15.986cm">
          <text:p text:style-name="P1">3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635cm" svg:x="14.335cm" svg:y="14.716cm">
          <text:p text:style-name="P1">2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635cm" svg:x="13.192cm" svg:y="13.446cm">
          <text:p text:style-name="P1">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0.635cm" svg:x="10.779cm" svg:y="10.992cm">
          <text:p text:style-name="P1">1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0.525cm" svg:y1="10.525cm" svg:x2="11.16cm" svg:y2="10.906cm">
          <text:p/>
        </draw:line>
        <draw:line draw:style-name="gr2" draw:text-style-name="P2" draw:layer="layout" svg:x1="11.414cm" svg:y1="11.668cm" svg:x2="12.303cm" svg:y2="12.176cm">
          <text:p/>
        </draw:line>
        <draw:line draw:style-name="gr2" draw:text-style-name="P2" draw:layer="layout" svg:x1="12.684cm" svg:y1="12.811cm" svg:x2="13.573cm" svg:y2="13.319cm">
          <text:p/>
        </draw:line>
        <draw:line draw:style-name="gr2" draw:text-style-name="P2" draw:layer="layout" svg:x1="13.7cm" svg:y1="14.081cm" svg:x2="14.589cm" svg:y2="14.589cm">
          <text:p/>
        </draw:line>
        <draw:line draw:style-name="gr2" draw:text-style-name="P2" draw:layer="layout" svg:x1="14.97cm" svg:y1="15.478cm" svg:x2="15.986cm" svg:y2="15.986cm">
          <text:p/>
        </draw:line>
        <draw:line draw:style-name="gr2" draw:text-style-name="P2" draw:layer="layout" svg:x1="15.986cm" svg:y1="16.621cm" svg:x2="17.129cm" svg:y2="17.129cm">
          <text:p/>
        </draw:line>
        <draw:line draw:style-name="gr2" draw:text-style-name="P2" draw:layer="layout" svg:x1="17.129cm" svg:y1="17.891cm" svg:x2="18.145cm" svg:y2="18.526cm">
          <text:p/>
        </draw:line>
        <draw:line draw:style-name="gr2" draw:text-style-name="P2" draw:layer="layout" svg:x1="18.272cm" svg:y1="19.288cm" svg:x2="19.161cm" svg:y2="19.9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11:58:28.242433140</meta:creation-date>
    <dc:date>2019-07-24T12:25:11.588025308</dc:date>
    <meta:editing-duration>PT5M20S</meta:editing-duration>
    <meta:editing-cycles>1</meta:editing-cycles>
    <meta:document-statistic meta:object-count="34"/>
    <meta:generator>LibreOffice/6.1.6.3$Linux_X86_64 LibreOffice_project/10$Build-3</meta:generator>
  </office:meta>
</office:document-meta>
</file>